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99ccff" draw:shadow="hidden"/>
    </style:style>
    <style:style style:name="gr4" style:family="graphic" style:parent-style-name="standard">
      <style:graphic-properties draw:stroke="none" draw:fill="none" draw:textarea-vertical-align="middle" fo:min-height="0.534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1.3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loext:graphic-properties draw:fill="solid" draw:fill-color="#99cc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25.4cm" svg:height="19.05cm" svg:x="1.27cm" svg:y="1.27cm" svg:viewBox="0 0 25401 19051" draw:points="0,19051 25401,19051 25401,0 0,0">
            <text:p/>
          </draw:polygon>
          <draw:polygon draw:style-name="gr2" draw:text-style-name="P2" draw:layer="layout" svg:width="25.4cm" svg:height="19.05cm" svg:x="1.27cm" svg:y="1.27cm" svg:viewBox="0 0 25401 19051" draw:points="0,19051 25401,19051 25401,0 0,0">
            <text:p/>
          </draw:polygon>
        </draw:g>
        <draw:g>
          <draw:polygon draw:style-name="gr3" draw:text-style-name="P3" draw:layer="layout" svg:width="24.13cm" svg:height="2.54cm" svg:x="1.905cm" svg:y="1.905cm" svg:viewBox="0 0 24131 2541" draw:points="0,2541 24131,2541 24131,0 0,0">
            <text:p/>
          </draw:polygon>
          <draw:polygon draw:style-name="gr2" draw:text-style-name="P2" draw:layer="layout" svg:width="24.13cm" svg:height="2.54cm" svg:x="1.905cm" svg:y="1.905cm" svg:viewBox="0 0 24131 2541" draw:points="0,2541 24131,2541 24131,0 0,0">
            <text:p/>
          </draw:polygon>
        </draw:g>
        <draw:g>
          <draw:polygon draw:style-name="gr3" draw:text-style-name="P3" draw:layer="layout" svg:width="24.13cm" svg:height="0.953cm" svg:x="1.905cm" svg:y="4.604cm" svg:viewBox="0 0 24131 954" draw:points="0,954 24131,954 24131,0 0,0">
            <text:p/>
          </draw:polygon>
          <draw:polygon draw:style-name="gr2" draw:text-style-name="P2" draw:layer="layout" svg:width="24.13cm" svg:height="0.953cm" svg:x="1.905cm" svg:y="4.604cm" svg:viewBox="0 0 24131 954" draw:points="0,954 24131,954 24131,0 0,0">
            <text:p/>
          </draw:polygon>
        </draw:g>
        <draw:g>
          <draw:polygon draw:style-name="gr3" draw:text-style-name="P3" draw:layer="layout" svg:width="24.13cm" svg:height="12.7cm" svg:x="1.905cm" svg:y="5.715cm" svg:viewBox="0 0 24131 12701" draw:points="0,12701 24131,12701 24131,0 0,0">
            <text:p/>
          </draw:polygon>
          <draw:polygon draw:style-name="gr2" draw:text-style-name="P2" draw:layer="layout" svg:width="24.13cm" svg:height="12.7cm" svg:x="1.905cm" svg:y="5.715cm" svg:viewBox="0 0 24131 12701" draw:points="0,12701 24131,12701 24131,0 0,0">
            <text:p/>
          </draw:polygon>
        </draw:g>
        <draw:g>
          <draw:polygon draw:style-name="gr3" draw:text-style-name="P3" draw:layer="layout" svg:width="4.128cm" svg:height="11.747cm" svg:x="2.223cm" svg:y="6.35cm" svg:viewBox="0 0 4129 11748" draw:points="0,11748 4129,11748 4129,0 0,0">
            <text:p/>
          </draw:polygon>
          <draw:polygon draw:style-name="gr2" draw:text-style-name="P2" draw:layer="layout" svg:width="4.128cm" svg:height="11.747cm" svg:x="2.223cm" svg:y="6.35cm" svg:viewBox="0 0 4129 11748" draw:points="0,11748 4129,11748 4129,0 0,0">
            <text:p/>
          </draw:polygon>
        </draw:g>
        <draw:g>
          <draw:polygon draw:style-name="gr3" draw:text-style-name="P3" draw:layer="layout" svg:width="24.13cm" svg:height="0.953cm" svg:x="1.905cm" svg:y="18.733cm" svg:viewBox="0 0 24131 954" draw:points="0,954 24131,954 24131,0 0,0">
            <text:p/>
          </draw:polygon>
          <draw:polygon draw:style-name="gr2" draw:text-style-name="P2" draw:layer="layout" svg:width="24.13cm" svg:height="0.953cm" svg:x="1.905cm" svg:y="18.733cm" svg:viewBox="0 0 24131 954" draw:points="0,954 24131,954 24131,0 0,0">
            <text:p/>
          </draw:polygon>
        </draw:g>
        <draw:g>
          <draw:polygon draw:style-name="gr3" draw:text-style-name="P3" draw:layer="layout" svg:width="19.05cm" svg:height="11.747cm" svg:x="6.668cm" svg:y="6.35cm" svg:viewBox="0 0 19051 11748" draw:points="0,11748 19051,11748 19051,0 0,0">
            <text:p/>
          </draw:polygon>
          <draw:polygon draw:style-name="gr2" draw:text-style-name="P2" draw:layer="layout" svg:width="19.05cm" svg:height="11.747cm" svg:x="6.668cm" svg:y="6.35cm" svg:viewBox="0 0 19051 11748" draw:points="0,11748 19051,11748 19051,0 0,0">
            <text:p/>
          </draw:polygon>
        </draw:g>
        <draw:frame draw:style-name="gr4" draw:text-style-name="P2" draw:layer="layout" svg:width="2.858cm" svg:height="0.676cm" svg:x="0.953cm" svg:y="1.229cm">
          <draw:text-box>
            <text:p text:style-name="P4"><text:span text:style-name="T1">Container</text:span></text:p>
          </draw:text-box>
        </draw:frame>
        <draw:frame draw:style-name="gr4" draw:text-style-name="P2" draw:layer="layout" svg:width="7.461cm" svg:height="0.676cm" svg:x="1.746cm" svg:y="5.674cm">
          <draw:text-box>
            <text:p text:style-name="P4"><text:span text:style-name="T1">SideBarAndBodyContainerContainer</text:span></text:p>
          </draw:text-box>
        </draw:frame>
        <draw:frame draw:style-name="gr4" draw:text-style-name="P2" draw:layer="layout" svg:width="2.858cm" svg:height="0.676cm" svg:x="1.429cm" svg:y="1.905cm">
          <draw:text-box>
            <text:p text:style-name="P4"><text:span text:style-name="T1">Header</text:span></text:p>
          </draw:text-box>
        </draw:frame>
        <draw:frame draw:style-name="gr4" draw:text-style-name="P2" draw:layer="layout" svg:width="2.858cm" svg:height="0.676cm" svg:x="1.429cm" svg:y="4.742cm">
          <draw:text-box>
            <text:p text:style-name="P4"><text:span text:style-name="T1">Menu</text:span></text:p>
          </draw:text-box>
        </draw:frame>
        <draw:frame draw:style-name="gr4" draw:text-style-name="P2" draw:layer="layout" svg:width="2.858cm" svg:height="0.676cm" svg:x="1.746cm" svg:y="6.35cm">
          <draw:text-box>
            <text:p text:style-name="P4"><text:span text:style-name="T1">SideBar</text:span></text:p>
          </draw:text-box>
        </draw:frame>
        <draw:frame draw:style-name="gr4" draw:text-style-name="P2" draw:layer="layout" svg:width="2.858cm" svg:height="0.676cm" svg:x="1.429cm" svg:y="18.871cm">
          <draw:text-box>
            <text:p text:style-name="P4"><text:span text:style-name="T1">Footer</text:span></text:p>
          </draw:text-box>
        </draw:frame>
        <draw:frame draw:style-name="gr4" draw:text-style-name="P2" draw:layer="layout" svg:width="2.858cm" svg:height="0.676cm" svg:x="6.191cm" svg:y="6.35cm">
          <draw:text-box>
            <text:p text:style-name="P4"><text:span text:style-name="T1">MainBody</text:span></text:p>
          </draw:text-box>
        </draw:frame>
        <draw:g>
          <draw:polygon draw:style-name="gr3" draw:text-style-name="P3" draw:layer="layout" svg:width="18.415cm" svg:height="1.789cm" svg:x="6.985cm" svg:y="7.101cm" svg:viewBox="0 0 18416 1790" draw:points="0,1790 18416,1790 18416,0 0,0">
            <text:p/>
          </draw:polygon>
          <draw:polygon draw:style-name="gr2" draw:text-style-name="P2" draw:layer="layout" svg:width="18.415cm" svg:height="1.789cm" svg:x="6.985cm" svg:y="7.101cm" svg:viewBox="0 0 18416 1790" draw:points="0,1790 18416,1790 18416,0 0,0">
            <text:p/>
          </draw:polygon>
        </draw:g>
        <draw:g>
          <draw:polygon draw:style-name="gr3" draw:text-style-name="P3" draw:layer="layout" svg:width="8.811cm" svg:height="0.953cm" svg:x="16.272cm" svg:y="7.519cm" svg:viewBox="0 0 8812 954" draw:points="0,954 8812,954 8812,0 0,0">
            <text:p/>
          </draw:polygon>
          <draw:polygon draw:style-name="gr2" draw:text-style-name="P2" draw:layer="layout" svg:width="8.811cm" svg:height="0.953cm" svg:x="16.272cm" svg:y="7.519cm" svg:viewBox="0 0 8812 954" draw:points="0,954 8812,954 8812,0 0,0">
            <text:p/>
          </draw:polygon>
        </draw:g>
        <draw:g>
          <draw:polygon draw:style-name="gr3" draw:text-style-name="P3" draw:layer="layout" svg:width="8.652cm" svg:height="0.953cm" svg:x="7.302cm" svg:y="7.519cm" svg:viewBox="0 0 8653 954" draw:points="0,954 8653,954 8653,0 0,0">
            <text:p/>
          </draw:polygon>
          <draw:polygon draw:style-name="gr2" draw:text-style-name="P2" draw:layer="layout" svg:width="8.652cm" svg:height="0.953cm" svg:x="7.302cm" svg:y="7.519cm" svg:viewBox="0 0 8653 954" draw:points="0,954 8653,954 8653,0 0,0">
            <text:p/>
          </draw:polygon>
        </draw:g>
        <draw:frame draw:style-name="gr4" draw:text-style-name="P2" draw:layer="layout" svg:width="4.445cm" svg:height="0.676cm" svg:x="16.193cm" svg:y="7.599cm">
          <draw:text-box>
            <text:p text:style-name="P4"><text:span text:style-name="T1">PageHeadingRight</text:span></text:p>
          </draw:text-box>
        </draw:frame>
        <draw:frame draw:style-name="gr4" draw:text-style-name="P2" draw:layer="layout" svg:width="4.445cm" svg:height="0.676cm" svg:x="7.183cm" svg:y="7.599cm">
          <draw:text-box>
            <text:p text:style-name="P4"><text:span text:style-name="T1">PageHeadingLeft</text:span></text:p>
          </draw:text-box>
        </draw:frame>
        <draw:frame draw:style-name="gr4" draw:text-style-name="P2" draw:layer="layout" svg:width="4.445cm" svg:height="0.676cm" svg:x="6.032cm" svg:y="6.944cm">
          <draw:text-box>
            <text:p text:style-name="P4"><text:span text:style-name="T1">PageHeading</text:span></text:p>
          </draw:text-box>
        </draw:frame>
        <draw:g>
          <draw:g>
            <draw:polygon draw:style-name="gr3" draw:text-style-name="P3" draw:layer="layout" svg:width="2.183cm" svg:height="1.442cm" svg:x="2.262cm" svg:y="2.454cm" svg:viewBox="0 0 2184 1443" draw:points="0,1443 2184,1443 2184,0 0,0">
              <text:p/>
            </draw:polygon>
            <draw:polygon draw:style-name="gr2" draw:text-style-name="P2" draw:layer="layout" svg:width="2.183cm" svg:height="1.442cm" svg:x="2.262cm" svg:y="2.454cm" svg:viewBox="0 0 2184 1443" draw:points="0,1443 2184,1443 2184,0 0,0">
              <text:p/>
            </draw:polygon>
          </draw:g>
          <draw:frame draw:style-name="gr5" draw:text-style-name="P2" draw:layer="layout" svg:width="2.183cm" svg:height="1.442cm" svg:x="2.262cm" svg:y="2.454cm">
            <draw:text-box>
              <text:p text:style-name="P4"><text:span text:style-name="T1">Sadm_log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2T15:57:43Z</dc:date>
    <meta:creation-date>2016-04-12T15:57:43Z</meta:creation-date>
    <meta:generator>LibreOffice/6.1.0.3$MacOSX_X86_64 LibreOffice_project/efb621ed25068d70781dc026f7e9c5187a4decd1</meta:generator>
    <meta:document-statistic meta:object-count="45"/>
  </office:meta>
</office:document-meta>
</file>